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400000092FFEED60E.png" manifest:media-type="image/png"/>
  <manifest:file-entry manifest:full-path="Pictures/1000020100000078000000784A8F874B.png" manifest:media-type="image/png"/>
  <manifest:file-entry manifest:full-path="Pictures/10000201000003E80000019A7245DD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424cm" svg:height="1.404cm" svg:x="5.416cm" svg:y="1.9cm">
            <draw:image xlink:href="Pictures/10000201000003E80000019A7245DDFD.png" xlink:type="simple" xlink:show="embed" xlink:actuate="onLoad">
              <text:p/>
            </draw:image>
          </draw:frame>
          <draw:frame draw:style-name="gr1" draw:text-style-name="P1" draw:layer="layout" svg:width="1.674cm" svg:height="1.674cm" svg:x="6.291cm" svg:y="0.2cm">
            <draw:image xlink:href="Pictures/1000020100000078000000784A8F874B.png" xlink:type="simple" xlink:show="embed" xlink:actuate="onLoad">
              <text:p/>
            </draw:image>
          </draw:frame>
        </draw:g>
        <draw:g>
          <draw:g>
            <draw:frame draw:style-name="gr2" draw:text-style-name="P2" draw:layer="layout" svg:width="5.328cm" svg:height="1.445cm" svg:x="0.172cm" svg:y="6.356cm">
              <draw:text-box>
                <text:p text:style-name="P1"><text:span text:style-name="T1">Sarah's computer</text:span></text:p>
                <text:p text:style-name="P1"><text:span text:style-name="T1">/home/sarah/planets</text:span></text:p>
              </draw:text-box>
            </draw:frame>
            <draw:frame draw:style-name="gr1" draw:text-style-name="P1" draw:layer="layout" svg:width="1.415cm" svg:height="1.396cm" svg:x="2.129cm" svg:y="4.9cm">
              <draw:image xlink:href="Pictures/100000000000009400000092FFEED60E.png" xlink:type="simple" xlink:show="embed" xlink:actuate="onLoad">
                <text:p/>
              </draw:image>
            </draw:frame>
          </draw:g>
          <draw:g>
            <draw:frame draw:style-name="gr2" draw:text-style-name="P2" draw:layer="layout" svg:width="4.913cm" svg:height="1.445cm" svg:x="9.172cm" svg:y="6.356cm">
              <draw:text-box>
                <text:p text:style-name="P1"><text:span text:style-name="T1">Fred's computer</text:span></text:p>
                <text:p text:style-name="P1"><text:span text:style-name="T1">/home/fred/planets</text:span></text:p>
              </draw:text-box>
            </draw:frame>
            <draw:frame draw:style-name="gr1" draw:text-style-name="P1" draw:layer="layout" svg:width="1.415cm" svg:height="1.396cm" svg:x="10.921cm" svg:y="4.9cm">
              <draw:image xlink:href="Pictures/100000000000009400000092FFEED60E.png" xlink:type="simple" xlink:show="embed" xlink:actuate="onLoad">
                <text:p/>
              </draw:image>
            </draw:frame>
          </draw:g>
        </draw:g>
        <draw:g>
          <draw:custom-shape draw:style-name="gr3" draw:text-style-name="P1" draw:layer="layout" svg:width="0.6cm" svg:height="3.3cm" draw:transform="rotate (-0.438252175175777) translate (5.9cm 3.101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6cm" svg:height="3.3cm" draw:transform="rotate (-0.438252175175777) translate (9.333cm 3.101cm)">
            <text:p/>
            <draw:enhanced-geometry svg:viewBox="0 0 21600 21600" draw:text-areas="?f0 ?f8 ?f2 ?f9" draw:mirror-horizontal="tru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Kluyver</meta:initial-creator>
    <meta:creation-date>2014-08-20T16:03:55.972952076</meta:creation-date>
    <dc:date>2014-08-20T16:27:11.145186136</dc:date>
    <dc:creator>Thomas Kluyver</dc:creator>
    <meta:editing-duration>PT13M15S</meta:editing-duration>
    <meta:editing-cycles>2</meta:editing-cycles>
    <meta:generator>LibreOffice/4.2.4.2$Linux_X86_64 LibreOffice_project/420m0$Build-2</meta:generator>
    <meta:document-statistic meta:object-count="13"/>
  </office:meta>
</office:document-meta>
</file>